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r.setWarfile( File war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.setWebxml( File desc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ar.addWebinf( ZipFileSet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ar.addLib( ZipFileSet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ar.setNeedxmlfile( boolean needxml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.zipFile( File file , ZipOutputStream zOut , String vPath , int m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War.addClasses( ZipFileSet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ar.cleanUp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ar.initZipOutputStream( ZipOutputStream z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.W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